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  <style:text-properties style:font-name="Courier New" officeooo:paragraph-rsid="001e92d9"/>
    </style:style>
    <style:style style:name="P2" style:family="paragraph" style:parent-style-name="Standard">
      <style:text-properties officeooo:rsid="001e92d9" officeooo:paragraph-rsid="001e92d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92d9" officeooo:paragraph-rsid="001e92d9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2pt" officeooo:rsid="001f6b46" officeooo:paragraph-rsid="001f6b46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rsid="001e92d9" officeooo:paragraph-rsid="001e92d9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rsid="001e92d9" officeooo:paragraph-rsid="00214b75" style:font-size-asian="12pt" style:font-size-complex="12pt"/>
    </style:style>
    <style:style style:name="P7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fo:font-size="12pt" officeooo:rsid="001e92d9" officeooo:paragraph-rsid="00214b75" style:font-size-asian="12pt" style:font-size-complex="12pt"/>
    </style:style>
    <style:style style:name="P8" style:family="paragraph" style:parent-style-name="Standard" style:list-style-name="L1">
      <style:text-properties officeooo:rsid="001e92d9" officeooo:paragraph-rsid="001e92d9"/>
    </style:style>
    <style:style style:name="P9" style:family="paragraph" style:parent-style-name="Standard">
      <style:text-properties officeooo:rsid="001e92d9" officeooo:paragraph-rsid="001e92d9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Consolas" fo:font-size="10.5pt" fo:font-weight="normal" officeooo:rsid="001e92d9" officeooo:paragraph-rsid="001e92d9" fo:background-color="#1f1f1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c586c0" loext:opacity="100%" style:font-name="Consolas" fo:font-size="10.5pt" fo:font-weight="normal" fo:background-color="#1f1f1f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officeooo:rsid="001f6b46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Consolas" fo:font-size="10.5pt" fo:font-weight="normal"/>
    </style:style>
    <style:style style:name="T5" style:family="text">
      <style:text-properties fo:color="#c586c0" loext:opacity="100%" style:font-name="Consolas" fo:font-size="10.5pt" fo:font-weight="normal" fo:background-color="#1f1f1f" loext:char-shading-value="0"/>
    </style:style>
    <style:style style:name="T6" style:family="text">
      <style:text-properties fo:color="#c586c0" loext:opacity="100%" fo:font-weight="normal" fo:background-color="#1f1f1f" loext:char-shading-value="0"/>
    </style:style>
    <style:style style:name="T7" style:family="text">
      <style:text-properties fo:color="#cccccc" loext:opacity="100%" style:font-name="Consolas" fo:font-size="10.5pt" fo:font-weight="normal" fo:background-color="#1f1f1f" loext:char-shading-value="0"/>
    </style:style>
    <style:style style:name="T8" style:family="text">
      <style:text-properties fo:color="#cccccc" loext:opacity="100%" fo:font-weight="normal" fo:background-color="#1f1f1f" loext:char-shading-value="0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 fo:background-color="#1f1f1f" loext:char-shading-value="0"/>
    </style:style>
    <style:style style:name="T12" style:family="text">
      <style:text-properties fo:color="#9cdcfe" loext:opacity="100%" fo:font-weight="normal" fo:background-color="#1f1f1f" loext:char-shading-value="0"/>
    </style:style>
    <style:style style:name="T13" style:family="text">
      <style:text-properties fo:color="#d4d4d4" loext:opacity="100%"/>
    </style:style>
    <style:style style:name="T14" style:family="text">
      <style:text-properties fo:color="#d4d4d4" loext:opacity="100%" style:font-name="Consolas" fo:font-size="10.5pt" fo:font-weight="normal"/>
    </style:style>
    <style:style style:name="T15" style:family="text">
      <style:text-properties fo:color="#d4d4d4" loext:opacity="100%" style:font-name="Consolas" fo:font-size="10.5pt" fo:font-weight="normal" fo:background-color="#1f1f1f" loext:char-shading-value="0"/>
    </style:style>
    <style:style style:name="T16" style:family="text">
      <style:text-properties fo:color="#d4d4d4" loext:opacity="100%" fo:font-weight="normal" fo:background-color="#1f1f1f" loext:char-shading-value="0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0.5pt" fo:font-weight="normal"/>
    </style:style>
    <style:style style:name="T19" style:family="text">
      <style:text-properties fo:color="#808080" loext:opacity="100%" style:font-name="Consolas" fo:font-size="10.5pt" fo:font-weight="normal" fo:background-color="#1f1f1f" loext:char-shading-value="0"/>
    </style:style>
    <style:style style:name="T20" style:family="text">
      <style:text-properties fo:color="#569cd6" loext:opacity="100%"/>
    </style:style>
    <style:style style:name="T21" style:family="text">
      <style:text-properties fo:color="#569cd6" loext:opacity="100%" style:font-name="Consolas" fo:font-size="10.5pt" fo:font-weight="normal"/>
    </style:style>
    <style:style style:name="T22" style:family="text">
      <style:text-properties fo:color="#569cd6" loext:opacity="100%" style:font-name="Consolas" fo:font-size="10.5pt" fo:font-weight="normal" fo:background-color="#1f1f1f" loext:char-shading-value="0"/>
    </style:style>
    <style:style style:name="T23" style:family="text">
      <style:text-properties style:font-name="Consolas" fo:font-size="10.5pt" fo:font-weight="normal"/>
    </style:style>
    <style:style style:name="T24" style:family="text">
      <style:text-properties fo:color="#dcdcaa" loext:opacity="100%"/>
    </style:style>
    <style:style style:name="T25" style:family="text">
      <style:text-properties fo:color="#dcdcaa" loext:opacity="100%" style:font-name="Consolas" fo:font-size="10.5pt" fo:font-weight="normal"/>
    </style:style>
    <style:style style:name="T26" style:family="text">
      <style:text-properties fo:color="#4ec9b0" loext:opacity="100%" style:font-name="Consolas" fo:font-size="10.5pt" fo:font-weight="normal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style:font-name="Consolas" fo:font-size="10.5pt" fo:font-weight="normal"/>
    </style:style>
    <style:style style:name="T29" style:family="text">
      <style:text-properties fo:color="#b5cea8" loext:opacity="100%"/>
    </style:style>
    <style:style style:name="T30" style:family="text">
      <style:text-properties fo:color="#b5cea8" loext:opacity="100%" style:font-name="Consolas" fo:font-size="10.5pt" fo:font-weight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eltín <text:span text:style-name="T1">4</text:span>. Xquery – <text:span text:style-name="T1">Archivo bailes.xml</text:span></text:p>
      <text:p text:style-name="P2"/>
      <text:p text:style-name="P1"/>
      <text:p text:style-name="P4">Resuelve las siguientes consultas y crea las etiquetas que sean necesarias.</text:p>
      <text:p text:style-name="P4"/>
      <text:list text:style-name="L1">
        <text:list-item>
          <text:p text:style-name="P6">Mostrar cada uno de los nombres de los bailes con la etiqueta "losbailes".</text:p>
          <text:p text:style-name="P7"><text:span text:style-name="T5">for</text:span><text:span text:style-name="T7"> </text:span><text:span text:style-name="T11">$bailes</text:span><text:span text:style-name="T7"> </text:span><text:span text:style-name="T15">in</text:span><text:span text:style-name="T7"> /bailes</text:span></text:p>
        </text:list-item>
      </text:list>
      <text:p text:style-name="P13">return</text:p>
      <text:p text:style-name="P10"><text:span text:style-name="T17">&lt;</text:span><text:span text:style-name="T20">losbailes</text:span><text:span text:style-name="T17">&gt;</text:span></text:p>
      <text:p text:style-name="P12">  <text:span text:style-name="T23">{</text:span></text:p>
      <text:p text:style-name="P12">    <text:span text:style-name="T4">for</text:span><text:span text:style-name="T23"> </text:span><text:span text:style-name="T10">$baile</text:span><text:span text:style-name="T23"> </text:span><text:span text:style-name="T14">in</text:span><text:span text:style-name="T23"> </text:span><text:span text:style-name="T10">$bailes</text:span><text:span text:style-name="T23">//nombre</text:span></text:p>
      <text:p text:style-name="P12">    <text:span text:style-name="T4">return</text:span><text:span text:style-name="T23"> </text:span><text:span text:style-name="T10">$baile</text:span></text:p>
      <text:p text:style-name="P12">  <text:span text:style-name="T23">}</text:span></text:p>
      <text:p text:style-name="P10"><text:span text:style-name="T17">&lt;/</text:span><text:span text:style-name="T20">losbailes</text:span><text:span text:style-name="T17">&gt;</text:span></text:p>
      <text:list text:continue-numbering="true" text:style-name="L1">
        <text:list-header>
          <text:p text:style-name="P5"/>
        </text:list-header>
        <text:list-item>
          <text:p text:style-name="P8"><text:span text:style-name="T2">Mostrar los nombres de los bailes seguidos con el número de plazas entre paréntesis, ambos</text:span> dentro de la misma etiqueta "losbailes".</text:p>
        </text:list-item>
      </text:list>
      <text:p text:style-name="P11"><text:span text:style-name="T3">for</text:span> <text:span text:style-name="T9">$bailes</text:span> <text:span text:style-name="T13">in</text:span> /bailes</text:p>
      <text:p text:style-name="P13">return</text:p>
      <text:p text:style-name="P10"><text:span text:style-name="T17">&lt;</text:span><text:span text:style-name="T20">losbailes</text:span><text:span text:style-name="T17">&gt;</text:span></text:p>
      <text:p text:style-name="P12">  <text:span text:style-name="T23">{</text:span></text:p>
      <text:p text:style-name="P12">    <text:span text:style-name="T4">for</text:span><text:span text:style-name="T23"> </text:span><text:span text:style-name="T10">$baile</text:span><text:span text:style-name="T23"> </text:span><text:span text:style-name="T14">in</text:span><text:span text:style-name="T23"> </text:span><text:span text:style-name="T10">$bailes</text:span><text:span text:style-name="T23">/baile</text:span></text:p>
      <text:p text:style-name="P12">    <text:span text:style-name="T4">return</text:span><text:span text:style-name="T23"> </text:span></text:p>
      <text:p text:style-name="P12">      <text:span text:style-name="T18">&lt;</text:span><text:span text:style-name="T21">baile</text:span><text:span text:style-name="T18">&gt;</text:span><text:span text:style-name="T23">{</text:span></text:p>
      <text:p text:style-name="P12">        <text:span text:style-name="T25">concat</text:span><text:span text:style-name="T23">(</text:span></text:p>
      <text:p text:style-name="P12">        <text:span text:style-name="T10">$baile</text:span><text:span text:style-name="T23">/nombre/</text:span><text:span text:style-name="T26">text</text:span><text:span text:style-name="T23">(),</text:span><text:span text:style-name="T28">' ('</text:span><text:span text:style-name="T23">,</text:span></text:p>
      <text:p text:style-name="P12">        <text:span text:style-name="T10">$baile</text:span><text:span text:style-name="T23">/plazas/</text:span><text:span text:style-name="T26">text</text:span><text:span text:style-name="T23">(),</text:span><text:span text:style-name="T28">')'</text:span><text:span text:style-name="T23">)</text:span></text:p>
      <text:p text:style-name="P12">       <text:span text:style-name="T23">}</text:span><text:span text:style-name="T18">&lt;/</text:span><text:span text:style-name="T21">baile</text:span><text:span text:style-name="T18">&gt;</text:span></text:p>
      <text:p text:style-name="P12">  <text:span text:style-name="T23">}</text:span></text:p>
      <text:p text:style-name="P10"><text:span text:style-name="T17">&lt;/</text:span><text:span text:style-name="T20">losbailes</text:span><text:span text:style-name="T17">&gt;</text:span></text:p>
      <text:p text:style-name="P2"/>
      <text:list text:continue-numbering="true" text:style-name="L1">
        <text:list-item>
          <text:p text:style-name="P8">Mostrar los nombres de los bailes cuyo precio sea mayor de 30.</text:p>
        </text:list-item>
      </text:list>
      <text:p text:style-name="P11"><text:span text:style-name="T3">for</text:span> <text:span text:style-name="T9">$baile</text:span> <text:span text:style-name="T13">in</text:span> //baile</text:p>
      <text:p text:style-name="P10"><text:span text:style-name="T3">where</text:span> <text:span text:style-name="T9">$baile</text:span>/precio <text:span text:style-name="T13">&gt;</text:span> <text:span text:style-name="T29">30</text:span></text:p>
      <text:p text:style-name="P10"><text:span text:style-name="T3">return</text:span> <text:span text:style-name="T9">$baile</text:span>/nombre</text:p>
      <text:p text:style-name="P12"/>
      <text:p text:style-name="P2"/>
      <text:list text:continue-numbering="true" text:style-name="L1">
        <text:list-item>
          <text:p text:style-name="P8">Mostrar los nombres de los bailes cuyo precio sea mayor de 30 y la moneda "euro".</text:p>
        </text:list-item>
      </text:list>
      <text:p text:style-name="P11"><text:span text:style-name="T3">for</text:span> <text:span text:style-name="T9">$baile</text:span> <text:span text:style-name="T13">in</text:span> //baile</text:p>
      <text:p text:style-name="P10"><text:span text:style-name="T3">where</text:span> <text:span text:style-name="T9">$baile</text:span>/precio <text:span text:style-name="T13">&gt;</text:span> <text:span text:style-name="T29">30</text:span></text:p>
      <text:p text:style-name="P10"><text:span text:style-name="T13">and</text:span> <text:span text:style-name="T9">$baile</text:span>//@moneda =<text:span text:style-name="T27"> "euro"</text:span></text:p>
      <text:p text:style-name="P10"><text:span text:style-name="T3">return</text:span> <text:span text:style-name="T9">$baile</text:span>/nombre</text:p>
      <text:p text:style-name="P2"/>
      <text:list text:continue-numbering="true" text:style-name="L1">
        <text:list-item>
          <text:p text:style-name="P8">Mostrar los nombres y la fecha de comienzo de los bailes que comiencen el mes de enero (utiliza para buscarlo la cadena de texto "/1/").</text:p>
        </text:list-item>
      </text:list>
      <text:p text:style-name="P11"><text:span text:style-name="T3">for</text:span> <text:span text:style-name="T9">$baile</text:span> <text:span text:style-name="T13">in</text:span> //baile</text:p>
      <text:p text:style-name="P10"><text:span text:style-name="T3">where</text:span> <text:span text:style-name="T24">contains</text:span>(<text:span text:style-name="T9">$baile</text:span>/comienzo,<text:span text:style-name="T27">"/1/"</text:span>)</text:p>
      <text:p text:style-name="P10"><text:span text:style-name="T3">return</text:span> </text:p>
      <text:p text:style-name="P12">  <text:span text:style-name="T18">&lt;</text:span><text:span text:style-name="T21">baile</text:span><text:span text:style-name="T18">&gt;</text:span><text:span text:style-name="T23">{</text:span></text:p>
      <text:p text:style-name="P12">    <text:span text:style-name="T10">$baile</text:span><text:span text:style-name="T23">/nombre,</text:span></text:p>
      <text:p text:style-name="P12">    <text:span text:style-name="T10">$baile</text:span><text:span text:style-name="T23">/comienzo</text:span></text:p>
      <text:p text:style-name="P12">  <text:span text:style-name="T23">}</text:span><text:span text:style-name="T18">&lt;/</text:span><text:span text:style-name="T21">baile</text:span><text:span text:style-name="T18">&gt;</text:span></text:p>
      <text:p text:style-name="P2"><text:soft-page-break/></text:p>
      <text:list text:continue-numbering="true" text:style-name="L1">
        <text:list-item>
          <text:p text:style-name="P8">Mostrar los nombres de los profesores y la sala en la que dan clase, ordénalos por sala.</text:p>
        </text:list-item>
      </text:list>
      <text:p text:style-name="P11"><text:span text:style-name="T3">for</text:span> <text:span text:style-name="T9">$baile</text:span> <text:span text:style-name="T13">in</text:span> //baile</text:p>
      <text:p text:style-name="P10"><text:span text:style-name="T20">order</text:span> <text:span text:style-name="T13">by</text:span> <text:span text:style-name="T9">$baile</text:span>/sala</text:p>
      <text:p text:style-name="P13">return</text:p>
      <text:p text:style-name="P10"><text:span text:style-name="T17">&lt;</text:span><text:span text:style-name="T20">profesor</text:span><text:span text:style-name="T17">&gt;</text:span></text:p>
      <text:p text:style-name="P12">  <text:span text:style-name="T23">{</text:span></text:p>
      <text:p text:style-name="P12">    <text:span text:style-name="T18">&lt;</text:span><text:span text:style-name="T21">nombre</text:span><text:span text:style-name="T18">&gt;</text:span><text:span text:style-name="T23">{</text:span><text:span text:style-name="T10">$baile</text:span><text:span text:style-name="T23">/profesor/</text:span><text:span text:style-name="T26">text</text:span><text:span text:style-name="T23">()}</text:span><text:span text:style-name="T18">&lt;/</text:span><text:span text:style-name="T21">nombre</text:span><text:span text:style-name="T18">&gt;</text:span><text:span text:style-name="T23">,</text:span></text:p>
      <text:p text:style-name="P12">    <text:span text:style-name="T10">$baile</text:span><text:span text:style-name="T23">/sala</text:span></text:p>
      <text:p text:style-name="P12">  <text:span text:style-name="T23">}</text:span></text:p>
      <text:p text:style-name="P10"><text:span text:style-name="T17">&lt;/</text:span><text:span text:style-name="T20">profesor</text:span><text:span text:style-name="T17">&gt;</text:span></text:p>
      <text:p text:style-name="P2"/>
      <text:list text:continue-numbering="true" text:style-name="L1">
        <text:list-item>
          <text:p text:style-name="P8">Mostrar los nombres de los profesores eliminando los repetidos y acampañar cada nombre con todas las salas en la que da clase, ordénalos por nombre.</text:p>
        </text:list-item>
      </text:list>
      <text:p text:style-name="P11"><text:span text:style-name="T3">for</text:span> <text:span text:style-name="T9">$profe</text:span> <text:span text:style-name="T13">in</text:span> <text:span text:style-name="T24">distinct-values</text:span>(//profesor)</text:p>
      <text:p text:style-name="P10"><text:span text:style-name="T3">return</text:span> </text:p>
      <text:p text:style-name="P12">  <text:span text:style-name="T18">&lt;</text:span><text:span text:style-name="T21">profesor</text:span><text:span text:style-name="T18">&gt;</text:span></text:p>
      <text:p text:style-name="P12">    <text:span text:style-name="T18">&lt;</text:span><text:span text:style-name="T21">nobmre</text:span><text:span text:style-name="T18">&gt;</text:span><text:span text:style-name="T23">{</text:span><text:span text:style-name="T10">$profe</text:span><text:span text:style-name="T23">}</text:span><text:span text:style-name="T18">&lt;/</text:span><text:span text:style-name="T21">nobmre</text:span><text:span text:style-name="T18">&gt;</text:span></text:p>
      <text:p text:style-name="P12">    <text:span text:style-name="T18">&lt;</text:span><text:span text:style-name="T21">sala</text:span><text:span text:style-name="T18">&gt;</text:span><text:span text:style-name="T23">{</text:span></text:p>
      <text:p text:style-name="P12">      <text:span text:style-name="T4">for</text:span><text:span text:style-name="T23"> </text:span><text:span text:style-name="T10">$sala</text:span><text:span text:style-name="T23"> </text:span><text:span text:style-name="T14">in</text:span><text:span text:style-name="T23"> </text:span><text:span text:style-name="T25">distinct-values</text:span><text:span text:style-name="T23">(</text:span></text:p>
      <text:p text:style-name="P12">          <text:span text:style-name="T23">//baile[./profesor=</text:span><text:span text:style-name="T10">$profe</text:span><text:span text:style-name="T23">]/sala/</text:span><text:span text:style-name="T26">text</text:span><text:span text:style-name="T23">()</text:span></text:p>
      <text:p text:style-name="P12">        <text:span text:style-name="T23">)</text:span></text:p>
      <text:p text:style-name="P12">      <text:span text:style-name="T4">return</text:span><text:span text:style-name="T23"> </text:span><text:span text:style-name="T25">concat</text:span><text:span text:style-name="T23">(</text:span><text:span text:style-name="T10">$sala</text:span><text:span text:style-name="T23">,</text:span><text:span text:style-name="T28">" "</text:span><text:span text:style-name="T23">)</text:span></text:p>
      <text:p text:style-name="P12">    <text:span text:style-name="T23">}</text:span><text:span text:style-name="T18">&lt;/</text:span><text:span text:style-name="T21">sala</text:span><text:span text:style-name="T18">&gt;</text:span></text:p>
      <text:p text:style-name="P12"> <text:span text:style-name="T18">&lt;/</text:span><text:span text:style-name="T21">profesor</text:span><text:span text:style-name="T18">&gt;</text:span></text:p>
      <text:p text:style-name="P2"/>
      <text:list text:continue-numbering="true" text:style-name="L1">
        <text:list-item>
          <text:p text:style-name="P8">Mostrar la media de los precios de todos los bailes.</text:p>
        </text:list-item>
      </text:list>
      <text:p text:style-name="P11"><text:span text:style-name="T3">for</text:span> <text:span text:style-name="T9">$medio</text:span> <text:span text:style-name="T13">in</text:span> <text:span text:style-name="T24">avg</text:span>(//precio)</text:p>
      <text:p text:style-name="P10"><text:span text:style-name="T3">return</text:span> <text:span text:style-name="T9">$medio</text:span></text:p>
      <text:p text:style-name="P2"/>
      <text:list text:continue-numbering="true" text:style-name="L1">
        <text:list-item>
          <text:p text:style-name="P8">Mostrar la suma de los precios de los bailes de la sala 1.</text:p>
        </text:list-item>
      </text:list>
      <text:p text:style-name="P11"><text:span text:style-name="T3">for</text:span> <text:span text:style-name="T9">$medio</text:span> <text:span text:style-name="T13">in</text:span> <text:span text:style-name="T24">sum</text:span>(//baile[./sala=<text:span text:style-name="T29">1</text:span>]/precio)</text:p>
      <text:p text:style-name="P10"><text:span text:style-name="T3">return</text:span> <text:span text:style-name="T9">$medio</text:span></text:p>
      <text:p text:style-name="P2"/>
      <text:list text:continue-numbering="true" text:style-name="L1">
        <text:list-item>
          <text:p text:style-name="P8">Mostrar cuántas plazas en total oferta el profesor "Jesus Lozano".</text:p>
        </text:list-item>
      </text:list>
      <text:p text:style-name="P11"><text:span text:style-name="T3">let</text:span> <text:span text:style-name="T9">$num</text:span> <text:span text:style-name="T13">:=</text:span> <text:span text:style-name="T24">count</text:span>(<text:span text:style-name="T24">distinct-values</text:span>(</text:p>
      <text:p text:style-name="P12">    <text:span text:style-name="T23">//baile[./profesor=</text:span><text:span text:style-name="T28">"Jesus Lozano"</text:span><text:span text:style-name="T23">]/sala</text:span></text:p>
      <text:p text:style-name="P12">  <text:span text:style-name="T23">))</text:span></text:p>
      <text:p text:style-name="P10"><text:span text:style-name="T3">return</text:span> <text:span text:style-name="T9">$num</text:span></text:p>
      <text:p text:style-name="P2"/>
      <text:list text:continue-numbering="true" text:style-name="L1">
        <text:list-item>
          <text:p text:style-name="P8">Mostrar el dinero que ganaría la profesora "Laura Mendiola" si se completaran todas las plazas de su baile, sabiendo que sólo tiene un baile.</text:p>
        </text:list-item>
      </text:list>
      <text:p text:style-name="P11"><text:span text:style-name="T24">sum</text:span>(</text:p>
      <text:p text:style-name="P12">  <text:span text:style-name="T4">for</text:span><text:span text:style-name="T23"> </text:span><text:span text:style-name="T10">$num</text:span><text:span text:style-name="T23"> </text:span><text:span text:style-name="T14">in</text:span><text:span text:style-name="T23"> //baile[./profesor=</text:span><text:span text:style-name="T28">"Laura Mendiola"</text:span><text:span text:style-name="T23">]</text:span></text:p>
      <text:p text:style-name="P12">  <text:span text:style-name="T4">return</text:span><text:span text:style-name="T23"> </text:span><text:span text:style-name="T10">$num</text:span><text:span text:style-name="T23">/plazas*</text:span><text:span text:style-name="T10">$num</text:span><text:span text:style-name="T23">/precio</text:span></text:p>
      <text:p text:style-name="P10">)</text:p>
      <text:p text:style-name="P2"/>
      <text:list text:continue-numbering="true" text:style-name="L1">
        <text:list-item>
          <text:p text:style-name="P8">Mostrar el dinero que ganaría el profesor "Jesus Lozano" si se completaran todas las plazas de su baile, pero mostrando el beneficio de cada baile por separado.</text:p>
        </text:list-item>
      </text:list>
      <text:p text:style-name="P11"><text:span text:style-name="T3">for</text:span> <text:span text:style-name="T9">$num</text:span> <text:span text:style-name="T13">in</text:span> //baile[./profesor=<text:span text:style-name="T27">"Jesus Lozano"</text:span>]</text:p>
      <text:p text:style-name="P10"><text:span text:style-name="T3">return</text:span> <text:span text:style-name="T9">$num</text:span>/plazas*<text:span text:style-name="T9">$num</text:span>/precio</text:p>
      <text:p text:style-name="P2"/>
      <text:list text:continue-numbering="true" text:style-name="L1">
        <text:list-item>
          <text:p text:style-name="P8"><text:soft-page-break/>Mostrar el dinero que ganaría la profesora "Laura" (no conocemos su apellido) si se completaran todas las plazas de su baile.</text:p>
        </text:list-item>
      </text:list>
      <text:p text:style-name="P11"><text:span text:style-name="T3">for</text:span>  <text:span text:style-name="T9">$num</text:span> <text:span text:style-name="T13">in</text:span> //baile[<text:span text:style-name="T24">contains</text:span>(./profesor,<text:span text:style-name="T27">"Laura"</text:span>)]</text:p>
      <text:p text:style-name="P10"><text:span text:style-name="T3">return</text:span> <text:span text:style-name="T9">$num</text:span>/plazas*<text:span text:style-name="T9">$num</text:span>/precio</text:p>
      <text:p text:style-name="P2"/>
      <text:list text:continue-numbering="true" text:style-name="L1">
        <text:list-item>
          <text:p text:style-name="P8">Mostrar el nombre del baile, su precio y el precio con un descuento del 15% para familias numerosas. Ordenar por el nombre del baile</text:p>
        </text:list-item>
      </text:list>
      <text:p text:style-name="P11"><text:span text:style-name="T3">for</text:span> <text:span text:style-name="T9">$baile</text:span> <text:span text:style-name="T13">in</text:span> //baile</text:p>
      <text:p text:style-name="P10"><text:span text:style-name="T3">return</text:span> </text:p>
      <text:p text:style-name="P10"><text:span text:style-name="T17">&lt;</text:span><text:span text:style-name="T20">baile</text:span><text:span text:style-name="T17">&gt;</text:span>{</text:p>
      <text:p text:style-name="P12">  <text:span text:style-name="T10">$baile</text:span><text:span text:style-name="T23">/nombre,</text:span></text:p>
      <text:p text:style-name="P12">  <text:span text:style-name="T18">&lt;</text:span><text:span text:style-name="T21">precio</text:span><text:span text:style-name="T18">&gt;</text:span></text:p>
      <text:p text:style-name="P12">    <text:span text:style-name="T23">{</text:span><text:span text:style-name="T10">$baile</text:span><text:span text:style-name="T23">/precio/</text:span><text:span text:style-name="T25">number</text:span><text:span text:style-name="T23">()}</text:span></text:p>
      <text:p text:style-name="P12">  <text:span text:style-name="T18">&lt;/</text:span><text:span text:style-name="T21">precio</text:span><text:span text:style-name="T18">&gt;</text:span><text:span text:style-name="T23">,</text:span></text:p>
      <text:p text:style-name="P12">  <text:span text:style-name="T18">&lt;</text:span><text:span text:style-name="T21">descuento</text:span><text:span text:style-name="T18">&gt;</text:span></text:p>
      <text:p text:style-name="P12">    <text:span text:style-name="T23">{</text:span><text:span text:style-name="T10">$baile</text:span><text:span text:style-name="T23">/</text:span><text:span text:style-name="T25">number</text:span><text:span text:style-name="T23">(precio*</text:span><text:span text:style-name="T30">0.85</text:span><text:span text:style-name="T23">)}</text:span></text:p>
      <text:p text:style-name="P12">  <text:span text:style-name="T18">&lt;/</text:span><text:span text:style-name="T21">descuento</text:span><text:span text:style-name="T18">&gt;</text:span></text:p>
      <text:p text:style-name="P10">}<text:span text:style-name="T17">&lt;/</text:span><text:span text:style-name="T20">baile</text:span><text:span text:style-name="T17">&gt;</text:span></text:p>
      <text:p text:style-name="P2"/>
      <text:list text:continue-numbering="true" text:style-name="L1">
        <text:list-item>
          <text:p text:style-name="P8">Mostrar todos los datos de cada baile excepto la fecha de comienzo y de fin.</text:p>
        </text:list-item>
      </text:list>
      <text:p text:style-name="P11"><text:span text:style-name="T3">for</text:span> <text:span text:style-name="T9">$baile</text:span> <text:span text:style-name="T13">in</text:span> //baile</text:p>
      <text:p text:style-name="P13">return</text:p>
      <text:p text:style-name="P12">  <text:span text:style-name="T18">&lt;</text:span><text:span text:style-name="T21">baile</text:span><text:span text:style-name="T18">&gt;</text:span></text:p>
      <text:p text:style-name="P12">    <text:span text:style-name="T23">{</text:span></text:p>
      <text:p text:style-name="P12">      <text:span text:style-name="T4">for</text:span><text:span text:style-name="T23"> </text:span><text:span text:style-name="T10">$nodo</text:span><text:span text:style-name="T23"> </text:span><text:span text:style-name="T14">in</text:span><text:span text:style-name="T23"> </text:span><text:span text:style-name="T10">$baile</text:span><text:span text:style-name="T23">/</text:span><text:span text:style-name="T14">*</text:span><text:span text:style-name="T23">[</text:span></text:p>
      <text:p text:style-name="P12">         <text:span text:style-name="T25">string</text:span><text:span text:style-name="T23">(</text:span><text:span text:style-name="T25">node-name</text:span><text:span text:style-name="T23">()) !=</text:span><text:span text:style-name="T28"> "comienzo"</text:span><text:span text:style-name="T23"> </text:span><text:span text:style-name="T14">and</text:span></text:p>
      <text:p text:style-name="P12">         <text:span text:style-name="T25">string</text:span><text:span text:style-name="T23">(</text:span><text:span text:style-name="T25">node-name</text:span><text:span text:style-name="T23">()) !=</text:span><text:span text:style-name="T28"> "fin"</text:span></text:p>
      <text:p text:style-name="P12">       <text:span text:style-name="T23">]</text:span></text:p>
      <text:p text:style-name="P12">      <text:span text:style-name="T4">return</text:span><text:span text:style-name="T23"> </text:span><text:span text:style-name="T10">$nodo</text:span></text:p>
      <text:p text:style-name="P12">    <text:span text:style-name="T23">}</text:span></text:p>
      <text:p text:style-name="P12">  <text:span text:style-name="T18">&lt;/</text:span><text:span text:style-name="T21">baile</text:span><text:span text:style-name="T18">&gt;</text:span></text:p>
      <text:p text:style-name="P2"/>
      <text:list text:continue-numbering="true" text:style-name="L1">
        <text:list-item>
          <text:p text:style-name="P8">Mostrar en una tabla de HTML los nombres de los bailes y su profesor, cada uno en una fila.</text:p>
        </text:list-item>
      </text:list>
      <text:p text:style-name="P10"><text:span text:style-name="T17">&lt;</text:span><text:span text:style-name="T20">table</text:span><text:span text:style-name="T17">&gt;</text:span></text:p>
      <text:p text:style-name="P12">  <text:span text:style-name="T18">&lt;</text:span><text:span text:style-name="T21">thead</text:span><text:span text:style-name="T18">&gt;</text:span></text:p>
      <text:p text:style-name="P12">    <text:span text:style-name="T18">&lt;</text:span><text:span text:style-name="T21">tr</text:span><text:span text:style-name="T18">&gt;</text:span></text:p>
      <text:p text:style-name="P12">      <text:span text:style-name="T18">&lt;</text:span><text:span text:style-name="T21">th</text:span><text:span text:style-name="T18">&gt;</text:span><text:span text:style-name="T23">Baile</text:span><text:span text:style-name="T18">&lt;/</text:span><text:span text:style-name="T21">th</text:span><text:span text:style-name="T18">&gt;</text:span></text:p>
      <text:p text:style-name="P12">      <text:span text:style-name="T18">&lt;</text:span><text:span text:style-name="T21">th</text:span><text:span text:style-name="T18">&gt;</text:span><text:span text:style-name="T23">Profesor</text:span><text:span text:style-name="T18">&lt;/</text:span><text:span text:style-name="T21">th</text:span><text:span text:style-name="T18">&gt;</text:span></text:p>
      <text:p text:style-name="P12">    <text:span text:style-name="T18">&lt;/</text:span><text:span text:style-name="T21">tr</text:span><text:span text:style-name="T18">&gt;</text:span></text:p>
      <text:p text:style-name="P12">  <text:span text:style-name="T18">&lt;/</text:span><text:span text:style-name="T21">thead</text:span><text:span text:style-name="T18">&gt;</text:span></text:p>
      <text:p text:style-name="P12">  <text:span text:style-name="T18">&lt;</text:span><text:span text:style-name="T21">tbody</text:span><text:span text:style-name="T18">&gt;</text:span></text:p>
      <text:p text:style-name="P12">      <text:span text:style-name="T23">{</text:span></text:p>
      <text:p text:style-name="P12">        <text:span text:style-name="T4">for</text:span><text:span text:style-name="T23"> </text:span><text:span text:style-name="T10">$baile</text:span><text:span text:style-name="T23"> </text:span><text:span text:style-name="T14">in</text:span><text:span text:style-name="T23"> //baile</text:span></text:p>
      <text:p text:style-name="P12">        <text:span text:style-name="T4">return</text:span><text:span text:style-name="T23">    </text:span></text:p>
      <text:p text:style-name="P12">         <text:span text:style-name="T18">&lt;</text:span><text:span text:style-name="T21">tr</text:span><text:span text:style-name="T18">&gt;</text:span></text:p>
      <text:p text:style-name="P12">          <text:span text:style-name="T18">&lt;</text:span><text:span text:style-name="T21">td</text:span><text:span text:style-name="T18">&gt;</text:span><text:span text:style-name="T23">{</text:span><text:span text:style-name="T10">$baile</text:span><text:span text:style-name="T23">/nombre/</text:span><text:span text:style-name="T26">text</text:span><text:span text:style-name="T23">()}</text:span><text:span text:style-name="T18">&lt;/</text:span><text:span text:style-name="T21">td</text:span><text:span text:style-name="T18">&gt;</text:span></text:p>
      <text:p text:style-name="P12">          <text:span text:style-name="T18">&lt;</text:span><text:span text:style-name="T21">td</text:span><text:span text:style-name="T18">&gt;</text:span><text:span text:style-name="T23">{</text:span><text:span text:style-name="T10">$baile</text:span><text:span text:style-name="T23">/profesor/</text:span><text:span text:style-name="T26">text</text:span><text:span text:style-name="T23">()}</text:span><text:span text:style-name="T18">&lt;/</text:span><text:span text:style-name="T21">td</text:span><text:span text:style-name="T18">&gt;</text:span></text:p>
      <text:p text:style-name="P12">         <text:span text:style-name="T18">&lt;/</text:span><text:span text:style-name="T21">tr</text:span><text:span text:style-name="T18">&gt;</text:span></text:p>
      <text:p text:style-name="P12">      <text:span text:style-name="T23">} </text:span></text:p>
      <text:p text:style-name="P12">  <text:span text:style-name="T18">&lt;/</text:span><text:span text:style-name="T21">tbody</text:span><text:span text:style-name="T18">&gt;</text:span></text:p>
      <text:p text:style-name="P14"><text:span text:style-name="T19">&lt;/</text:span><text:span text:style-name="T22">table</text:span><text:span text:style-name="T19">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9T14:48:05.669000000</meta:creation-date>
    <dc:date>2025-05-16T13:26:17.586000000</dc:date>
    <meta:editing-duration>PT7M32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129" meta:word-count="528" meta:character-count="3833" meta:non-whitespace-character-count="3138"/>
  </office:meta>
</office:document-meta>
</file>